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4292f" style:font-name="apple-system" fo:letter-spacing="normal" fo:font-style="normal" style:text-underline-style="solid" style:text-underline-width="auto" style:text-underline-color="font-color" fo:font-weight="bold" officeooo:rsid="0019f59f" officeooo:paragraph-rsid="0019f59f" style:font-weight-asian="bold" style:font-weight-complex="bold"/>
    </style:style>
    <style:style style:name="P2" style:family="paragraph" style:parent-style-name="Heading_20_1">
      <style:paragraph-properties fo:margin-left="0cm" fo:margin-right="0cm" fo:margin-top="0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24292f" style:font-name="apple-system" fo:letter-spacing="normal" fo:font-style="normal" fo:font-weight="bold" style:font-weight-asian="bold" style:font-weight-complex="bold"/>
    </style:style>
    <style:style style:name="P3" style:family="paragraph" style:parent-style-name="Standard">
      <style:text-properties officeooo:rsid="0019f59f" officeooo:paragraph-rsid="0019f59f"/>
    </style:style>
    <style:style style:name="P4" style:family="paragraph" style:parent-style-name="Standard">
      <style:text-properties officeooo:rsid="001a770e" officeooo:paragraph-rsid="001a770e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c522c" officeooo:paragraph-rsid="001c522c" style:text-blinking="false" fo:background-color="transparent" style:font-weight-asian="normal" style:font-weight-complex="normal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1a770e" officeooo:paragraph-rsid="001a770e" style:text-blinking="false" fo:background-color="transparent" style:font-weight-asian="bold" style:font-weight-complex="bold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1c522c" officeooo:paragraph-rsid="001c522c" style:text-blinking="false" fo:background-color="transparent" style:font-weight-asian="bold" style:font-weight-complex="bold"/>
    </style:style>
    <style:style style:name="P8" style:family="paragraph" style:parent-style-name="Text_20_body">
      <style:text-properties fo:font-weight="normal" officeooo:rsid="001c522c" officeooo:paragraph-rsid="001c522c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 officeooo:paragraph-rsid="001967e9"/>
    </style:style>
    <style:style style:name="P1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 officeooo:rsid="001967e9" officeooo:paragraph-rsid="001967e9"/>
    </style:style>
    <style:style style:name="P1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 officeooo:rsid="0019f59f" officeooo:paragraph-rsid="0019f59f"/>
    </style:style>
    <style:style style:name="P1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/>
    </style:style>
    <style:style style:name="P15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T1" style:family="text">
      <style:text-properties officeooo:rsid="001967e9"/>
    </style:style>
    <style:style style:name="T2" style:family="text">
      <style:text-properties fo:font-variant="normal" fo:text-transform="none" fo:color="#24292f" style:font-name="apple-system" fo:font-size="12pt" fo:letter-spacing="normal" fo:font-style="normal"/>
    </style:style>
    <style:style style:name="T3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f" style:font-name="apple-system" fo:font-size="12pt" fo:letter-spacing="normal" fo:font-style="normal" fo:font-weight="normal" officeooo:rsid="0019f59f"/>
    </style:style>
    <style:style style:name="T5" style:family="text">
      <style:text-properties fo:font-variant="normal" fo:text-transform="none" fo:color="#24292f" style:text-line-through-style="none" style:text-line-through-type="none" style:font-name="apple-system" fo:font-size="12pt" fo:letter-spacing="normal" fo:font-style="normal" style:text-underline-style="none" style:text-blinking="false" fo:background-color="transparent" loext:char-shading-value="0"/>
    </style:style>
    <style:style style:name="T6" style:family="text">
      <style:text-properties fo:font-size="12pt"/>
    </style:style>
    <style:style style:name="T7" style:family="text">
      <style:text-properties fo:color="#24292f" style:font-name="apple-system" fo:font-size="12pt" fo:letter-spacing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lass - Movie</text:h>
      <text:p text:style-name="P9">The class Movie is stated below. An instance of class Movie represents a film. This class has the following three properties:</text:p>
      <text:list xml:id="list751774755" text:style-name="L1">
        <text:list-item>
          <text:p text:style-name="P15">title, which is a String representing the title of the movie</text:p>
        </text:list-item>
        <text:list-item>
          <text:p text:style-name="P15">studio, which is a String representing the studio that made the movie</text:p>
        </text:list-item>
        <text:list-item>
          <text:p text:style-name="P15">rating, which is a String representing the rating of the movie (i.e. PG­13, R, etc)</text:p>
        </text:list-item>
      </text:list>
      <text:p text:style-name="P9">a) Write a constructor for the class Movie, which takes a String representing the title of the movie, a String representing the studio, and a String representing the rating as its arguments, and sets the respective class properties to these values.</text:p>
      <text:p text:style-name="P11">Ans: class Movie {</text:p>
      <text:p text:style-name="P11"><text:s text:c="5"/>constructor(title,studio , rating){</text:p>
      <text:p text:style-name="P11"><text:s text:c="9"/>this.title=title;</text:p>
      <text:p text:style-name="P11"><text:s text:c="9"/>this.studio = studio,</text:p>
      <text:p text:style-name="P11"><text:s text:c="9"/>this.rating=rating</text:p>
      <text:p text:style-name="P11"><text:s text:c="5"/>}</text:p>
      <text:p text:style-name="P11">}</text:p>
      <text:p text:style-name="P11">var s1 = new Movie("jai ho","khan","4.5");</text:p>
      <text:p text:style-name="P10"><text:span text:style-name="T1">console.log(s1);</text:span></text:p>
      <text:p text:style-name="P9">b) The constructor for the class Movie will set the class property rating to "PG" as default when no rating is provided.</text:p>
      <text:p text:style-name="P11">Ans:class Movie {</text:p>
      <text:p text:style-name="P11"><text:s text:c="5"/>constructor(title,studio , rating=”PG”){</text:p>
      <text:p text:style-name="P11"><text:s text:c="9"/>this.title=title;</text:p>
      <text:p text:style-name="P11"><text:s text:c="9"/>this.studio = studio,</text:p>
      <text:p text:style-name="P11"><text:s text:c="9"/>this.rating=rating</text:p>
      <text:p text:style-name="P11"><text:s text:c="5"/>}</text:p>
      <text:p text:style-name="P11"><text:soft-page-break/>}</text:p>
      <text:p text:style-name="P11">var s1 = new Movie("jai ho","khan");</text:p>
      <text:p text:style-name="P11">console.log(s1);</text:p>
      <text:p text:style-name="P9">c) Write a method getPG, which takes an array of base type Movie as its argument, and returns a new array of only those movies in the input array with a rating of "PG". You may assume the input array is full of Movie instances. The returned array need not be full.</text:p>
      <text:p text:style-name="P12">Ans: class Movie {</text:p>
      <text:p text:style-name="P12"><text:s text:c="5"/>constructor(title,studio , rating="PG"){</text:p>
      <text:p text:style-name="P12"><text:s text:c="9"/>this.title=title;</text:p>
      <text:p text:style-name="P12"><text:s text:c="9"/>this.studio = studio;</text:p>
      <text:p text:style-name="P12"><text:s text:c="9"/>this.rating= rating;</text:p>
      <text:p text:style-name="P12"><text:s text:c="9"/>if(this.rating === "PG"){</text:p>
      <text:p text:style-name="P12"><text:s text:c="13"/>getPG(this);</text:p>
      <text:p text:style-name="P12"><text:s text:c="9"/>}</text:p>
      <text:p text:style-name="P12"><text:s text:c="5"/>}</text:p>
      <text:p text:style-name="P12">}</text:p>
      <text:p text:style-name="P12"/>
      <text:p text:style-name="P12">let ans = [];</text:p>
      <text:p text:style-name="P12">function getPG(value){</text:p>
      <text:p text:style-name="P12"><text:s text:c="4"/>ans.push(value);</text:p>
      <text:p text:style-name="P12">}</text:p>
      <text:p text:style-name="P12"/>
      <text:p text:style-name="P12">let <text:s/>s1 = new Movie("jai ho","khan","4.5");</text:p>
      <text:p text:style-name="P12">let movieObj = new Movie("avengers", "marvelsStudio", "PG");</text:p>
      <text:p text:style-name="P12">let movie2 = new Movie("captionAmerica", "marvels");</text:p>
      <text:p text:style-name="P12">let movie3 = new Movie("BatMan", "DC", "PG13");</text:p>
      <text:p text:style-name="P12"><text:soft-page-break/>let movie4 = new Movie("Casino Royals", "Eon Productions", "PG13")</text:p>
      <text:p text:style-name="P12">console.log(ans);</text:p>
      <text:p text:style-name="P9"/>
      <text:p text:style-name="P14">d) Write a piece of code that creates an instance of the class Movie with the title “Casino Royale”, the studio “Eon Productions”, and the rating “PG13”</text:p>
      <text:p text:style-name="P3">Ans: <text:span text:style-name="T3">let movie4 = new Movie("Casino Royals", "Eon Productions", "PG13")</text:span></text:p>
      <text:p text:style-name="P3"><text:span text:style-name="T3"/></text:p>
      <text:h text:style-name="P1" text:outline-level="1"><text:span text:style-name="T6">Circle - Class</text:span></text:h>
      <text:p text:style-name="P13"><text:span text:style-name="T3">Convert the UML diagram to Typescript class. - use number for double</text:span><text:span text:style-name="T4">.</text:span></text:p>
      <text:p text:style-name="P4"><text:span text:style-name="T3">Ans: class Circe {</text:span></text:p>
      <text:p text:style-name="P4"><text:span text:style-name="T3"><text:s text:c="4"/>constructor(radius, color) {</text:span></text:p>
      <text:p text:style-name="P4"><text:span text:style-name="T3"><text:s text:c="8"/>this.radius = radius;</text:span></text:p>
      <text:p text:style-name="P4"><text:span text:style-name="T3"><text:s text:c="8"/>this.color = color;</text:span></text:p>
      <text:p text:style-name="P4"><text:span text:style-name="T3"><text:s text:c="4"/>}</text:span></text:p>
      <text:p text:style-name="P4"><text:span text:style-name="T3"><text:s text:c="4"/></text:span></text:p>
      <text:p text:style-name="P4"><text:span text:style-name="T3"><text:s text:c="4"/>getArea() {</text:span></text:p>
      <text:p text:style-name="P4"><text:span text:style-name="T3"><text:s text:c="8"/>return (Math.PI * Math.pow(this.radius, 2));</text:span></text:p>
      <text:p text:style-name="P4"><text:span text:style-name="T3"><text:s text:c="4"/>}</text:span></text:p>
      <text:p text:style-name="P4"><text:span text:style-name="T3"><text:s text:c="4"/>getCircumberence() {</text:span></text:p>
      <text:p text:style-name="P4"><text:span text:style-name="T3"><text:s text:c="8"/>return (2 * Math.PI * this.radius);</text:span></text:p>
      <text:p text:style-name="P4"><text:span text:style-name="T3"><text:s text:c="4"/>}</text:span></text:p>
      <text:p text:style-name="P4"><text:span text:style-name="T3"><text:s text:c="4"/>getColor() {</text:span></text:p>
      <text:p text:style-name="P4"><text:span text:style-name="T3"><text:s text:c="8"/>return this.color;</text:span></text:p>
      <text:p text:style-name="P4"><text:span text:style-name="T3"><text:s text:c="4"/>}</text:span></text:p>
      <text:p text:style-name="P4"><text:span text:style-name="T3">}</text:span></text:p>
      <text:p text:style-name="P4"><text:span text:style-name="T3">let circleDetails = new Circe(5, "red");</text:span></text:p>
      <text:p text:style-name="P4"><text:span text:style-name="T3"/></text:p>
      <text:p text:style-name="P4"><text:span text:style-name="T3"/></text:p>
      <text:p text:style-name="P4"><text:span text:style-name="T3">console.log(circleDetails.getArea().toFixed(2));</text:span></text:p>
      <text:p text:style-name="P4"><text:span text:style-name="T3"/></text:p>
      <text:p text:style-name="P4"><text:span text:style-name="T3">console.log(circleDetails.getCircumberence().toFixed(2));</text:span></text:p>
      <text:p text:style-name="P4"><text:span text:style-name="T3"/></text:p>
      <text:p text:style-name="P4"><text:span text:style-name="T3">console.log(circleDetails.getColor());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6"><text:bookmark text:name="docs-internal-guid-624ecbc7-7fff-3dc6-9c15-0b0b2a6b757e"/><text:span text:style-name="T7">Write a “person” class to hold all the details.</text:span></text:p>
      <text:p text:style-name="P4"><text:span text:style-name="T3">Ans : <text:s/>class Person {</text:span></text:p>
      <text:p text:style-name="P4"><text:span text:style-name="T3"><text:s text:c="4"/>constructor(fName, lName, age, address, phone) {</text:span></text:p>
      <text:p text:style-name="P4"><text:span text:style-name="T3"><text:s text:c="8"/>this.firstName = fName;</text:span></text:p>
      <text:p text:style-name="P4"><text:span text:style-name="T3"><text:s text:c="8"/>this.lastName = lName;</text:span></text:p>
      <text:p text:style-name="P4"><text:span text:style-name="T3"><text:s text:c="8"/>this.age = age;</text:span></text:p>
      <text:p text:style-name="P4"><text:span text:style-name="T3"><text:s text:c="8"/>this.address = address;</text:span></text:p>
      <text:p text:style-name="P4"><text:span text:style-name="T3"><text:s text:c="8"/>this.phone = phone;</text:span></text:p>
      <text:p text:style-name="P4"><text:span text:style-name="T3"><text:s text:c="4"/>}</text:span></text:p>
      <text:p text:style-name="P4"><text:soft-page-break/><text:span text:style-name="T3"><text:s text:c="4"/>getFullName() {</text:span></text:p>
      <text:p text:style-name="P4"><text:span text:style-name="T3"><text:s text:c="8"/>return `${this.firstName} ${this.lastName}`;</text:span></text:p>
      <text:p text:style-name="P4"><text:span text:style-name="T3"><text:s text:c="4"/>}</text:span></text:p>
      <text:p text:style-name="P4"><text:span text:style-name="T3"/></text:p>
      <text:p text:style-name="P4"><text:span text:style-name="T3">}</text:span></text:p>
      <text:p text:style-name="P4"><text:span text:style-name="T3">let personDetails = new Person("Sandeep", "Srivastava", 21, "prayagraj", 7839107384);</text:span></text:p>
      <text:p text:style-name="P4"><text:span text:style-name="T3"/></text:p>
      <text:p text:style-name="P4"><text:span text:style-name="T3">console.log(personDetails.getFullName()); </text:span></text:p>
      <text:p text:style-name="P4"><text:span text:style-name="T3">console.log(personDetails.age); </text:span></text:p>
      <text:p text:style-name="P4"><text:span text:style-name="T3">console.log(personDetails.address); </text:span></text:p>
      <text:p text:style-name="P4"><text:span text:style-name="T3">console.log(personDetails.phone); 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><text:s text:c="2"/></text:span></text:p>
      <text:p text:style-name="P6"><text:bookmark text:name="docs-internal-guid-7b0074dd-7fff-ea84-140c-58ef822a687b"/><text:span text:style-name="T7">write a class to calculate uber price.</text:span></text:p>
      <text:p text:style-name="P7"><text:span text:style-name="T7">Ans: </text:span></text:p>
      <text:p text:style-name="P5"><text:span text:style-name="T7">class Uber {</text:span></text:p>
      <text:p text:style-name="P5"><text:span text:style-name="T7"><text:s text:c="4"/>constructor(distance) {</text:span></text:p>
      <text:p text:style-name="P5"><text:span text:style-name="T7"><text:s text:c="8"/>this.baseFare = 50;</text:span></text:p>
      <text:p text:style-name="P5"><text:span text:style-name="T7"><text:s text:c="8"/>this.costPerKm = 10;</text:span></text:p>
      <text:p text:style-name="P5"><text:span text:style-name="T7"><text:s text:c="8"/>this.distance = distance;</text:span></text:p>
      <text:p text:style-name="P5"><text:span text:style-name="T7"/></text:p>
      <text:p text:style-name="P5"><text:span text:style-name="T7"><text:s text:c="4"/>}</text:span></text:p>
      <text:p text:style-name="P5"><text:span text:style-name="T7"><text:s text:c="4"/>getPrice() {</text:span></text:p>
      <text:p text:style-name="P5"><text:span text:style-name="T7"><text:s text:c="8"/>return (this.baseFare + (this.costPerKm * this.distance</text:span></text:p>
      <text:p text:style-name="P5"><text:span text:style-name="T7"><text:s text:c="8"/>));</text:span></text:p>
      <text:p text:style-name="P5"><text:span text:style-name="T7"><text:s text:c="4"/>}</text:span></text:p>
      <text:p text:style-name="P5"><text:span text:style-name="T7">}</text:span></text:p>
      <text:p text:style-name="P5"><text:span text:style-name="T7">let cost = new Uber(8);</text:span></text:p>
      <text:p text:style-name="P5"><text:span text:style-name="T7"/></text:p>
      <text:p text:style-name="P8"><text:span text:style-name="T5">console.log(cost.getPrice()); 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2:25:52.689440639</meta:creation-date>
    <meta:generator>LibreOffice/6.4.7.2$Linux_X86_64 LibreOffice_project/40$Build-2</meta:generator>
    <dc:date>2021-08-21T16:56:55.519097854</dc:date>
    <meta:editing-duration>PT7M23S</meta:editing-duration>
    <meta:editing-cycles>2</meta:editing-cycles>
    <meta:document-statistic meta:table-count="0" meta:image-count="0" meta:object-count="0" meta:page-count="5" meta:paragraph-count="104" meta:word-count="479" meta:character-count="3655" meta:non-whitespace-character-count="2929"/>
  </office:meta>
</office:document-meta>
</file>